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officeooo:paragraph-rsid="0011a84e"/>
    </style:style>
    <style:style style:name="P2" style:family="paragraph" style:parent-style-name="Standard">
      <style:paragraph-properties fo:orphans="0" fo:widows="0"/>
      <style:text-properties fo:font-size="12pt" officeooo:paragraph-rsid="0011a84e" style:font-size-asian="12pt"/>
    </style:style>
    <style:style style:name="P3" style:family="paragraph" style:parent-style-name="Standard">
      <style:paragraph-properties fo:orphans="0" fo:widows="0"/>
      <style:text-properties fo:font-size="15pt" fo:font-style="italic" style:text-underline-style="solid" style:text-underline-width="auto" style:text-underline-color="font-color" fo:font-weight="bold" officeooo:rsid="0011a84e" officeooo:paragraph-rsid="0011a84e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 style:master-page-name="First_20_Page">
      <style:paragraph-properties fo:orphans="0" fo:widows="0" style:page-number="auto"/>
      <style:text-properties fo:font-size="12pt" officeooo:paragraph-rsid="0011a84e" style:font-size-asian="12pt"/>
    </style:style>
    <style:style style:name="P5" style:family="paragraph" style:parent-style-name="Standard">
      <style:paragraph-properties fo:orphans="0" fo:widows="0"/>
      <style:text-properties fo:font-size="12pt" officeooo:paragraph-rsid="0011a84e" style:font-size-asian="12pt"/>
    </style:style>
    <style:style style:name="P6" style:family="paragraph" style:parent-style-name="Standard" style:list-style-name="L1">
      <style:paragraph-properties fo:orphans="0" fo:widows="0"/>
      <style:text-properties fo:font-size="12pt" officeooo:paragraph-rsid="0011a84e" style:font-size-asian="12pt"/>
    </style:style>
    <style:style style:name="P7" style:family="paragraph" style:parent-style-name="Standard" style:list-style-name="L2">
      <style:paragraph-properties fo:orphans="0" fo:widows="0"/>
      <style:text-properties fo:font-size="12pt" officeooo:paragraph-rsid="0011a84e" style:font-size-asian="12pt"/>
    </style:style>
    <style:style style:name="P8" style:family="paragraph" style:parent-style-name="Standard" style:list-style-name="L2">
      <style:paragraph-properties fo:orphans="0" fo:widows="0"/>
      <style:text-properties officeooo:paragraph-rsid="0011a8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roblem 3</text:p>
      <text:p text:style-name="P1"/>
      <text:p text:style-name="P2"><text:s/>The most detailed grain is the combination of individual product or service, individual customer, and date (for special events, only customer and date).</text:p>
      <text:p text:style-name="P2"/>
      <text:p text:style-name="P2"/>
      <text:list xml:id="list5026337592329289264" text:style-name="L1">
        <text:list-item>
          <text:p text:style-name="P6">50000 members: sum of member rows</text:p>
          <text:p text:style-name="P6"/>
        </text:list-item>
        <text:list-item>
          <text:p text:style-name="P6">350 franchises: sum of franchises</text:p>
          <text:p text:style-name="P6"/>
        </text:list-item>
        <text:list-item>
          <text:p text:style-name="P6">450,000 items sold merchandises (Contains rows) per year</text:p>
          <text:p text:style-name="P6"/>
        </text:list-item>
        <text:list-item>
          <text:p text:style-name="P6">500 Unique merchandise items</text:p>
          <text:p text:style-name="P6"/>
        </text:list-item>
        <text:list-item>
          <text:p text:style-name="P6">100,000 ServicePurchase rows per year </text:p>
          <text:p text:style-name="P6"/>
        </text:list-item>
        <text:list-item>
          <text:p text:style-name="P6">20 Unique ServCategory rows</text:p>
          <text:p text:style-name="P6"/>
        </text:list-item>
        <text:list-item>
          <text:p text:style-name="P6">300 SpecialEvents Worksheet rows per year per franchise with 200 franchises using this spreadsheet</text:p>
          <text:p text:style-name="P6"/>
        </text:list-item>
        <text:list-item>
          <text:p text:style-name="P6">150 unique customers per special event worksheet</text:p>
          <text:p text:style-name="P6"/>
        </text:list-item>
        <text:list-item>
          <text:p text:style-name="P6">Merchandise Product sales(item level): 450,000</text:p>
          <text:p text:style-name="P6"/>
        </text:list-item>
        <text:list-item>
          <text:p text:style-name="P6">Days per year: 365</text:p>
          <text:p text:style-name="P6"/>
        </text:list-item>
        <text:list-item>
          <text:p text:style-name="P6">Customer number (product) = 50000</text:p>
          <text:p text:style-name="P6"/>
        </text:list-item>
        <text:list-item>
          <text:p text:style-name="P6">Customer number (service) = <text:s/>50000</text:p>
          <text:p text:style-name="P6"/>
        </text:list-item>
        <text:list-item>
          <text:p text:style-name="P6">Customer number (special event) = 200*150=30000</text:p>
          <text:p text:style-name="P6"/>
        </text:list-item>
        <text:list-item>
          <text:p text:style-name="P6">Fact table size (merchandize product sales) is determined - 450000 purchases per year (including merchandise product)</text:p>
          <text:p text:style-name="P6"/>
        </text:list-item>
        <text:list-item>
          <text:p text:style-name="P6">Fact table size (service sales) is determined - 100000 purchases per year (including service)</text:p>
          <text:p text:style-name="P6"/>
        </text:list-item>
        <text:list-item>
          <text:p text:style-name="P6">Fact table size (special event sales) is determined - 300*200=60000 purchases per year (including special events)</text:p>
          <text:p text:style-name="P6"/>
        </text:list-item>
        <text:list-item>
          <text:p text:style-name="P6">Sparsity estimate: </text:p>
        </text:list-item>
      </text:list>
      <text:list xml:id="list5925728093017054631" text:style-name="L2">
        <text:list-item>
          <text:p text:style-name="P7">1 - ( fact table size / product of dimensions )</text:p>
        </text:list-item>
        <text:list-item>
          <text:p text:style-name="P7">(1 – ( 450000 / (500*50000*365) ) = 0.9995</text:p>
        </text:list-item>
        <text:list-item>
          <text:p text:style-name="P7">The data cube has mostly missing cells with slightly more than 0.0005% of cells with non-zero values.</text:p>
          <text:p text:style-name="P7"/>
        </text:list-item>
        <text:list-item>
          <text:p text:style-name="P7"><text:soft-page-break/>1 - ( fact table size / service of dimensions )</text:p>
        </text:list-item>
        <text:list-item>
          <text:p text:style-name="P7">(1 – ( 100000 / (20*50000*365) ) = 0.997</text:p>
        </text:list-item>
        <text:list-item>
          <text:p text:style-name="P7">The data cube has mostly missing cells with slightly more than 0.003% of cells with non-zero values.</text:p>
          <text:p text:style-name="P7"/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0:25.192236448</meta:creation-date>
    <dc:date>2017-06-09T23:41:30.87860640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249" meta:character-count="1471" meta:non-whitespace-character-count="1267"/>
  </office:meta>
</office:document-meta>
</file>